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Standaard_20_1-title">
      <style:graphic-properties draw:stroke="none" svg:stroke-width="0cm" draw:fill="none" loext:fill-use-slide-background="false" draw:textarea-horizontal-align="justify" draw:textarea-vertical-align="middle" draw:auto-grow-height="true" draw:fit-to-size="false" style:shrink-to-fit="false" fo:min-height="2.669cm" fo:padding-top="0cm" fo:padding-bottom="0cm" fo:padding-left="0cm" fo:padding-right="0cm" fo:wrap-option="wrap" loext:decorative="false"/>
      <style:paragraph-properties style:writing-mode="lr-tb"/>
    </style:style>
    <style:style style:name="pr2" style:family="presentation" style:parent-style-name="Standaard_20_1-outline1">
      <style:graphic-properties draw:stroke="none" svg:stroke-width="0cm" draw:fill="none" loext:fill-use-slide-background="false" draw:textarea-horizontal-align="justify" draw:textarea-vertical-align="top" draw:auto-grow-height="false" draw:fit-to-size="false" style:shrink-to-fit="true" fo:min-height="8.885cm" fo:padding-top="0cm" fo:padding-bottom="0cm" fo:padding-left="0cm" fo:padding-right="0cm" fo:wrap-option="wrap" loext:decorative="false"/>
      <style:paragraph-properties style:writing-mode="lr-tb"/>
    </style:style>
    <style:style style:name="pr3" style:family="presentation" style:parent-style-name="Standaard_20_1-notes">
      <style:graphic-properties draw:fill-color="#ffffff" draw:auto-grow-height="false" fo:min-height="13.365cm" loext:decorative="false"/>
      <style:paragraph-properties style:writing-mode="lr-tb"/>
    </style:style>
    <style:style style:name="pr4" style:family="presentation" style:parent-style-name="Standaard_20_1-title">
      <style:graphic-properties draw:stroke="none" svg:stroke-width="0cm" draw:fill="none" loext:fill-use-slide-background="false" draw:textarea-horizontal-align="justify" draw:textarea-vertical-align="middle" draw:auto-grow-height="true" draw:fit-to-size="false" style:shrink-to-fit="false" fo:min-height="1.525cm" fo:padding-top="0cm" fo:padding-bottom="0cm" fo:padding-left="0cm" fo:padding-right="0cm" fo:wrap-option="wrap" loext:decorative="false"/>
      <style:paragraph-properties style:writing-mode="lr-tb"/>
    </style:style>
    <style:style style:name="pr5" style:family="presentation" style:parent-style-name="Standaard_20_1-title">
      <style:graphic-properties draw:stroke="none" svg:stroke-width="0cm" draw:fill="none" loext:fill-use-slide-background="false" draw:textarea-horizontal-align="justify" draw:textarea-vertical-align="middle" draw:auto-grow-height="true" draw:fit-to-size="false" style:shrink-to-fit="false" fo:min-height="0.763cm" fo:padding-top="0cm" fo:padding-bottom="0cm" fo:padding-left="0cm" fo:padding-right="0cm" fo:wrap-option="wrap" loext:decorative="false"/>
      <style:paragraph-properties style:writing-mode="lr-tb"/>
    </style:style>
    <style:style style:name="pr6" style:family="presentation" style:parent-style-name="Standaard_20_1-title">
      <style:graphic-properties draw:stroke="none" svg:stroke-width="0cm" draw:fill="none" loext:fill-use-slide-background="false" draw:textarea-horizontal-align="justify" draw:textarea-vertical-align="middle" draw:auto-grow-height="true" draw:fit-to-size="false" style:shrink-to-fit="false" fo:min-height="1.694cm" fo:padding-top="0cm" fo:padding-bottom="0cm" fo:padding-left="0cm" fo:padding-right="0cm" fo:wrap-option="wrap" loext:decorative="false"/>
      <style:paragraph-properties style:writing-mode="lr-tb"/>
    </style:style>
    <style:style style:name="pr7" style:family="presentation" style:parent-style-name="Standaard_20_1-title">
      <style:graphic-properties draw:stroke="none" svg:stroke-width="0cm" draw:fill="none" loext:fill-use-slide-background="false" draw:textarea-horizontal-align="justify" draw:textarea-vertical-align="middle" draw:auto-grow-height="true" draw:fit-to-size="false" style:shrink-to-fit="false" fo:min-height="1.873cm" fo:padding-top="0cm" fo:padding-bottom="0cm" fo:padding-left="0cm" fo:padding-right="0cm" fo:wrap-option="wrap" loext:decorative="false"/>
      <style:paragraph-properties style:writing-mode="lr-tb"/>
    </style:style>
    <style:style style:name="pr8" style:family="presentation" style:parent-style-name="Standaard_20_1-title">
      <style:graphic-properties draw:stroke="none" svg:stroke-width="0cm" draw:fill="none" loext:fill-use-slide-background="false" draw:textarea-horizontal-align="justify" draw:textarea-vertical-align="middle" draw:auto-grow-height="true" draw:fit-to-size="false" style:shrink-to-fit="false" fo:min-height="2.63cm" fo:padding-top="0cm" fo:padding-bottom="0cm" fo:padding-left="0cm" fo:padding-right="0cm" fo:wrap-option="wrap" loext:decorative="false"/>
      <style:paragraph-properties style:writing-mode="lr-tb"/>
    </style:style>
    <style:style style:name="pr9" style:family="presentation" style:parent-style-name="Standaard_20_1-title">
      <style:graphic-properties fo:min-height="1.576cm" loext:decorative="false"/>
      <style:paragraph-properties style:writing-mode="lr-tb"/>
    </style:style>
    <style:style style:name="pr10" style:family="presentation" style:parent-style-name="Standaard_20_1-outline1">
      <style:graphic-properties fo:min-height="8.883cm" loext:decorative="false"/>
      <style:paragraph-properties style:writing-mode="lr-tb"/>
    </style:style>
    <style:style style:name="pr11" style:family="presentation" style:parent-style-name="Standaard_20_1-title">
      <style:graphic-properties fo:min-height="2.601cm" loext:decorative="false"/>
      <style:paragraph-properties style:writing-mode="lr-tb"/>
    </style:style>
    <style:style style:name="pr12" style:family="presentation" style:parent-style-name="Standaard_20_1-notes">
      <style:graphic-properties draw:fill-color="#ffffff" draw:auto-grow-height="true"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P3" style:family="paragraph">
      <style:paragraph-properties fo:margin-left="0cm" fo:margin-right="0cm" fo:margin-top="0.5cm" fo:margin-bottom="0cm" fo:line-height="100%" fo:text-align="start" fo:text-indent="0cm"/>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color="#11568c" loext:opacity="100%"/>
    </style:style>
    <style:style style:name="P7"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color="#11568c" loext:opacity="100%" fo:font-size="18pt" fo:font-weight="bold" style:font-weight-asian="bold" style:font-weight-complex="bold"/>
    </style:style>
    <style:style style:name="P8" style:family="paragraph">
      <style:paragraph-properties fo:margin-left="0cm" fo:margin-right="0cm" fo:margin-top="0.1cm" fo:margin-bottom="0cm" fo:line-height="100%" fo:text-align="start" fo:text-indent="0cm"/>
    </style:style>
    <style:style style:name="P9" style:family="paragraph">
      <style:paragraph-properties fo:margin-left="0cm" fo:margin-right="0cm" fo:line-height="100%" fo:text-align="start" fo:text-indent="0cm"/>
    </style:style>
    <style:style style:name="P10" style:family="paragraph">
      <style:paragraph-properties fo:margin-left="0cm" fo:margin-right="0cm" fo:margin-top="0.4cm" fo:margin-bottom="0cm" fo:line-height="100%" fo:text-align="start" fo:text-indent="0cm"/>
    </style:style>
    <style:style style:name="P11" style:family="paragraph">
      <style:paragraph-properties fo:margin-left="0cm" fo:margin-right="0cm" fo:margin-top="0.3cm" fo:margin-bottom="0cm" fo:line-height="100%" fo:text-align="start" fo:text-indent="0cm"/>
    </style:style>
    <style:style style:name="P12" style:family="paragraph">
      <style:paragraph-properties fo:margin-left="0cm" fo:margin-right="0cm" fo:margin-top="0.2cm" fo:margin-bottom="0cm" fo:line-height="100%" fo:text-align="start" fo:text-indent="0cm"/>
    </style:style>
    <style:style style:name="P13" style:family="paragraph">
      <style:paragraph-properties fo:margin-left="3.6cm" fo:margin-right="0cm" fo:margin-top="0.3cm" fo:margin-bottom="0cm" fo:line-height="100%" fo:text-align="start" fo:text-indent="0cm" loext:tab-stop-distance="0cm">
        <style:tab-stops>
          <style:tab-stop style:position="0cm"/>
        </style:tab-stops>
      </style:paragraph-properties>
    </style:style>
    <style:style style:name="P14" style:family="paragraph">
      <style:paragraph-properties fo:margin-left="2.4cm" fo:margin-right="0cm" fo:margin-top="0.4cm" fo:margin-bottom="0cm" fo:line-height="100%" fo:text-align="start" fo:text-indent="0cm" loext:tab-stop-distance="0cm">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1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5cm" fo:margin-bottom="0cm" fo:line-height="100%" fo:text-align="start" fo:text-indent="0cm"/>
      <style:text-properties fo:font-size="11pt" style:font-size-asian="11pt" style:font-size-complex="11pt"/>
    </style:style>
    <style:style style:name="P19" style:family="paragraph">
      <style:paragraph-properties fo:margin-left="0cm" fo:margin-right="0cm" fo:margin-top="0.2cm" fo:margin-bottom="0cm" fo:line-height="100%" fo:text-align="start" fo:text-indent="0cm"/>
      <style:text-properties fo:font-size="11pt" style:font-size-asian="11pt" style:font-size-complex="11pt"/>
    </style:style>
    <style:style style:name="P20" style:family="paragraph">
      <style:paragraph-properties fo:margin-left="0cm" fo:margin-right="0cm" fo:margin-top="0.4cm" fo:margin-bottom="0cm" fo:line-height="100%" fo:text-align="start" fo:text-indent="0cm"/>
      <style:text-properties fo:font-size="11pt" style:font-size-asian="11pt" style:font-size-complex="11pt"/>
    </style:style>
    <style:style style:name="P21" style:family="paragraph">
      <style:paragraph-properties fo:margin-left="0cm" fo:margin-right="0cm" fo:margin-top="0.3cm" fo:margin-bottom="0cm" fo:line-height="100%" fo:text-align="start" fo:text-indent="0cm"/>
      <style:text-properties fo:font-size="11pt" style:font-size-asian="11pt" style:font-size-complex="11pt"/>
    </style:style>
    <style:style style:name="P22" style:family="paragraph">
      <style:paragraph-properties fo:margin-left="0cm" fo:margin-right="0cm" fo:line-height="100%" fo:text-align="start" fo:text-indent="0cm"/>
      <style:text-properties fo:font-size="11pt" style:font-size-asian="11pt" style:font-size-complex="11pt"/>
    </style:style>
    <style:style style:name="P23" style:family="paragraph">
      <loext:graphic-properties draw:fill="none"/>
      <style:paragraph-properties fo:text-align="start" style:font-independent-line-spacing="true"/>
      <style:text-properties fo:font-size="11pt" style:font-size-asian="11pt" style:font-size-complex="11pt"/>
    </style:style>
    <style:style style:name="P24" style:family="paragraph">
      <style:paragraph-properties fo:text-align="start"/>
      <style:text-properties fo:color="#11568c" loext:opacity="100%"/>
    </style:style>
    <style:style style:name="P25" style:family="paragraph">
      <style:paragraph-properties fo:text-align="start"/>
      <style:text-properties fo:color="#11568c" loext:opacity="100%" fo:font-weight="bold" style:font-weight-asian="bold" style:font-weight-complex="bold"/>
    </style:style>
    <style:style style:name="P26" style:family="paragraph">
      <style:paragraph-properties fo:text-align="start"/>
    </style:style>
    <style:style style:name="P27" style:family="paragraph">
      <style:paragraph-properties fo:text-align="start"/>
      <style:text-properties fo:font-size="40pt" fo:font-weight="bold" style:font-size-asian="40pt" style:font-weight-asian="bold" style:font-size-complex="40pt" style:font-weight-complex="bold"/>
    </style:style>
    <style:style style:name="T1" style:family="text">
      <style:text-properties fo:font-variant="normal" fo:text-transform="none" fo:color="#11568c" loext:opacity="100%" style:text-outline="false" style:text-line-through-style="none" style:text-line-through-type="none" style:text-position="0% 100%" style:font-name="Arial" fo:font-size="36pt" fo:letter-spacing="normal" fo:language="nl" fo:country="NL" fo:font-style="normal" style:text-underline-style="none" fo:font-weight="bold" fo:background-color="transparent"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 fo:font-size="36pt" fo:letter-spacing="normal" fo:language="nl" fo:country="NL" fo:font-style="normal" style:text-underline-style="none" fo:font-weight="bold" fo:background-color="transparent" style:font-size-asian="36pt" style:font-style-asian="normal" style:font-weight-asian="bold" style:font-size-complex="36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Arial" fo:font-size="26pt" fo:letter-spacing="normal" fo:language="nl" fo:country="NL"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 fo:font-size="32pt" fo:letter-spacing="normal" fo:language="nl" fo:country="NL"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32pt" fo:letter-spacing="normal" fo:language="nl" fo:country="NL" fo:font-style="normal" style:text-underline-style="none" fo:font-weight="bold" fo:background-color="transparent" style:font-size-asian="32pt" style:font-style-asian="normal" style:font-weight-asian="bold" style:font-size-complex="32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 fo:font-size="24pt" fo:letter-spacing="normal" fo:language="nl" fo:country="N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 fo:font-size="40pt" fo:letter-spacing="normal" fo:language="nl" fo:country="NL"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 fo:font-size="36pt" fo:letter-spacing="normal" fo:language="nl" fo:country="NL"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 fo:font-size="32pt" fo:letter-spacing="normal" fo:language="nl" fo:country="NL"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11568c" loext:opacity="100%" style:text-outline="false" style:text-line-through-style="none" style:text-line-through-type="none" style:text-position="0% 100%" style:font-name="Arial" fo:font-size="40pt" fo:letter-spacing="normal" fo:language="nl" fo:country="NL" fo:font-style="normal" style:text-underline-style="none" fo:font-weight="bold" fo:background-color="transparent" style:font-size-asian="40pt" style:font-style-asian="normal" style:font-weight-asian="bold" style:font-size-complex="40pt" style:font-style-complex="normal" style:font-weight-complex="bold"/>
    </style:style>
    <style:style style:name="T11" style:family="text">
      <style:text-properties fo:font-variant="normal" fo:text-transform="none" style:text-outline="false" style:text-line-through-style="none" style:text-line-through-type="none" style:text-position="0% 100%" style:font-name="Arial" fo:font-size="32pt" fo:letter-spacing="normal" fo:language="nl" fo:country="NL"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Arial" fo:font-size="28pt" fo:letter-spacing="normal" fo:language="nl" fo:country="N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font-name="Arial" fo:font-size="26pt" fo:letter-spacing="normal" fo:language="nl" fo:country="NL"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font-name="Arial" fo:font-size="26pt" fo:letter-spacing="normal" fo:language="nl" fo:country="NL" fo:font-style="normal" style:text-underline-style="none" fo:font-weight="bold" fo:background-color="transparent" style:font-size-asian="26pt" style:font-style-asian="normal" style:font-weight-asian="bold" style:font-size-complex="26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 fo:font-size="14pt" fo:letter-spacing="normal" fo:language="nl" fo:country="NL"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6" style:family="text">
      <style:text-properties fo:font-variant="normal" fo:text-transform="none" fo:color="#000000" loext:opacity="100%" style:text-outline="false" style:text-line-through-style="none" style:text-line-through-type="none" style:text-position="0% 100%" style:font-name="Arial" fo:font-size="12pt" fo:letter-spacing="normal" fo:language="nl" fo:country="N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nl" fo:country="NL" fo:font-style="normal" fo:text-shadow="none" style:text-underline-style="none" fo:font-weight="bold" style:letter-kerning="true" fo:background-color="transparent" style:font-name-asian="Microsoft YaHei" style:font-size-asian="16pt" style:font-style-asian="normal" style:font-weight-asian="bold" style:font-name-complex="Lucida Sans" style:font-size-complex="16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Arial" fo:font-size="12pt" fo:letter-spacing="normal" fo:language="nl" fo:country="NL" fo:font-style="normal" fo:text-shadow="none" style:text-underline-style="none" fo:font-weight="normal" style:letter-kerning="true" fo:background-color="transparent"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Arial" fo:font-size="12pt" fo:letter-spacing="normal" fo:language="nl" fo:country="NL"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rial" fo:font-size="13pt" fo:letter-spacing="normal" fo:language="nl" fo:country="NL" fo:font-style="normal" style:text-underline-style="none" fo:font-weight="bold" fo:background-color="transparent" style:font-size-asian="13pt" style:font-style-asian="normal" style:font-weight-asian="bold" style:font-size-complex="13pt" style:font-style-complex="normal"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Arial" fo:font-size="13pt" fo:letter-spacing="normal" fo:language="nl" fo:country="NL"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 fo:font-size="11pt" fo:letter-spacing="normal" fo:language="nl" fo:country="N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3" style:family="text">
      <style:text-properties fo:color="#11568c" loext:opacity="100%" fo:font-size="40pt" fo:font-weight="bold" style:font-size-asian="40pt" style:font-weight-asian="bold" style:font-size-complex="40pt" style:font-weight-complex="bold"/>
    </style:style>
    <style:style style:name="T24" style:family="text">
      <style:text-properties fo:font-size="28pt" style:font-size-asian="28pt" style:font-size-complex="28pt"/>
    </style:style>
    <style:style style:name="T25" style:family="text">
      <style:text-properties fo:font-size="40pt" fo:font-weight="bold" style:font-size-asian="40pt" style:font-weight-asian="bold" style:font-size-complex="40pt" style:font-weight-complex="bold"/>
    </style:style>
    <style:style style:name="T26"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Navelstaren LV2 geschiedenis&#10;(Naar Mart de Kruif)" draw:style-name="dp1" draw:master-page-name="Standaard_20_1" presentation:presentation-page-layout-name="AL1T1">
        <draw:frame draw:name="PlaceHolder 1" presentation:style-name="pr1" draw:text-style-name="P2" draw:layer="layout" svg:width="25.196cm" svg:height="2.669cm" svg:x="1.399cm" svg:y="0.33cm" presentation:class="title" presentation:user-transformed="true">
          <draw:text-box>
            <text:p text:style-name="P1"><text:span text:style-name="T1">navelstaren de MySense casus</text:span><text:span text:style-name="T2"><text:line-break/></text:span><text:span text:style-name="T3">noord Limburg Horst aan de Maas</text:span></text:p>
          </draw:text-box>
        </draw:frame>
        <draw:frame draw:name="PlaceHolder 2" presentation:style-name="pr2" draw:text-style-name="P4" draw:layer="layout" svg:width="25.196cm" svg:height="11.499cm" svg:x="1.301cm" svg:y="3.999cm" presentation:class="outline" presentation:user-transformed="true">
          <draw:text-box>
            <text:list text:style-name="L2">
              <text:list-item>
                <text:p text:style-name="P3"><text:span text:style-name="T4">Voorgeschiedenis</text:span></text:p>
              </text:list-item>
              <text:list-item>
                <text:p text:style-name="P3"><text:span text:style-name="T5">Doel</text:span></text:p>
              </text:list-item>
              <text:list-item>
                <text:p text:style-name="P3"><text:span text:style-name="T5">Middelen</text:span></text:p>
              </text:list-item>
              <text:list-item>
                <text:p text:style-name="P3"><text:span text:style-name="T5">Mensen</text:span></text:p>
              </text:list-item>
              <text:list-item>
                <text:p text:style-name="P3"><text:span text:style-name="T4">Resultaten</text:span></text:p>
              </text:list-item>
              <text:list-item>
                <text:p text:style-name="P3"><text:span text:style-name="T4">Einde verhaal</text:span></text:p>
              </text:list-item>
              <text:list-item>
                <text:p text:style-name="P3"><text:span text:style-name="T5">Wil</text:span></text:p>
              </text:list-item>
              <text:list-item>
                <text:p text:style-name="P3"><text:span text:style-name="T4">Naslagwerken</text:span></text:p>
                <text:p text:style-name="P3"><text:span text:style-name="T4"/></text:p>
                <text:p text:style-name="P3"><text:span text:style-name="T6">auteur: Teus Hagen &lt;</text:span><text:span text:style-name="T6"><text:a xlink:href="mailto:teus@theunis.org" xlink:type="simple">teus@theunis.org</text:a></text:span><text:span text:style-name="T6">&gt;, ver. Behoud de Parel, Grubbenvorst <text:s text:c="14"/>maart 2026</text:span></text:p>
              </text:list-item>
            </text:list>
          </draw:text-box>
        </draw:frame>
        <presentation:notes draw:style-name="dp2">
          <draw:page-thumbnail draw:style-name="gr1" draw:layer="layout" svg:width="0.001cm" svg:height="0.001cm" svg:x="0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Voorgeschiedenis" draw:style-name="dp3" draw:master-page-name="Standaard_20_1" presentation:presentation-page-layout-name="AL1T1">
        <draw:frame draw:name="PlaceHolder 1" presentation:style-name="pr4" draw:text-style-name="P7" draw:layer="layout" svg:width="25.196cm" svg:height="1.525cm" svg:x="1.399cm" svg:y="0.549cm" presentation:class="title" presentation:user-transformed="true">
          <draw:text-box>
            <text:p text:style-name="P6"><text:span text:style-name="T1">Voorgeschiedenis</text:span></text:p>
          </draw:text-box>
        </draw:frame>
        <draw:frame draw:name="PlaceHolder 2" presentation:style-name="pr2" draw:text-style-name="P4" draw:layer="layout" svg:width="25.196cm" svg:height="12.498cm" svg:x="1.301cm" svg:y="2.499cm" presentation:class="outline" presentation:user-transformed="true">
          <draw:text-box>
            <text:list text:style-name="L2">
              <text:list-item>
                <text:p text:style-name="P3"><text:span text:style-name="T7">Aanleiding 2011</text:span><text:span text:style-name="T8"> </text:span></text:p>
              </text:list-item>
            </text:list>
            <text:list text:style-name="L3">
              <text:list-item>
                <text:list>
                  <text:list-item>
                    <text:p text:style-name="P8"><text:span text:style-name="T4">Aanleiding opschaling bio-industrie: vleeskuikens (960.000, fase 1 256.000) en varkenshouderijen (35.384, fase 1 19.000).</text:span></text:p>
                  </text:list-item>
                  <text:list-item>
                    <text:p text:style-name="P8"><text:span text:style-name="T4">Luchtkwaliteitsmeting mbv prov. Meetstation: nul meting en operationeel: 2012-2020: voortgangsanalyse rapportages mbt EU normen.</text:span></text:p>
                  </text:list-item>
                  <text:list-item>
                    <text:p text:style-name="P8"><text:span text:style-name="T4">2014 Raadsbrief: en inspreken Raad: kwaliteit zit tegen EU normen (nul meting), 2015 kwaliteit van metingen valt tegen, vraagtekens bij uitbreiding veehouderij.</text:span></text:p>
                  </text:list-item>
                </text:list>
              </text:list-item>
              <text:list-item>
                <text:p text:style-name="P3"><text:span text:style-name="T7">Start ontwikkeling 2016</text:span></text:p>
                <text:list>
                  <text:list-item>
                    <text:p text:style-name="P8"><text:span text:style-name="T4">RIVM en Behoud de Parel (MySense) start met fijnstof metingen met eigen low-cost sensors rond woningen en veehouderijen.</text:span></text:p>
                  </text:list-item>
                  <text:list-item>
                    <text:p text:style-name="P8"><text:span text:style-name="T4">Raad geïnformeerd over kwaliteit en mogelijkheden van low-cost fijnstof sensoren. Publicatie van meetresultaten. Kosten gedragen door BdP, Fontys, ondernemer en prive.</text:span></text:p>
                  </text:list-item>
                  <text:list-item>
                    <text:p text:style-name="P8"><text:span text:style-name="T4">2017 Tweede gesprek met w</text:span><text:span text:style-name="T4">ethouder: zegt geen ondersteuning toe.</text:span></text:p>
                  </text:list-item>
                  <text:list-item>
                    <text:p text:style-name="P8"><text:span text:style-name="T4">Ver. Behoud de Parel start luchtkwaliteitsmetingen in de regio Grubbenvorst: proef Vuurwerk meting project 1eQ 2018 11 meetstations icm Fontys Labs</text:span></text:p>
                  </text:list-item>
                </text:list>
              </text:list-item>
              <text:list-item>
                <text:p text:style-name="P3"><text:span text:style-name="T7">Eerste fijnstof metingen met low-cost meetstations (2019-2024), meetstation genereert ca 35.000 metingen per jaar</text:span></text:p>
                <text:list>
                  <text:list-item>
                    <text:p text:style-name="P8"><text:span text:style-name="T4">11 low-cost meetstations rond legkippenbedrijf (Kipster) voor 3 jaar, 7 meetstations in Grubbenvorst (2-5 jaar), 3 meetstation nabij LML stations Vredepeel voor referentiemetingen (7 jaar).Bijdragen van ondernemers, Fontys Labs, vereniging en burgers. Data doorgifte naar Samen Meten via Luftdaten project.</text:span></text:p>
                    <text:p text:style-name="P8"><text:span text:style-name="T4">Alle software (embedded, operationeel, communicatie, data acquisitie en data analyse/rapportages) is Open Source gedistribueerd via github.com. Real time metingen publicatie via eigen website.</text:span></text:p>
                  </text:list-item>
                  <text:list-item>
                    <text:p text:style-name="P8"><text:span text:style-name="T4">Referentie LML meetstation voor nul metingen wordt opgeheven. Varkenshouderij en vleeskippenhouderij worden nu operationeel</text:span></text:p>
                  </text:list-item>
                </text:list>
              </text:list-item>
              <text:list-item>
                <text:p text:style-name="P9"><text:span text:style-name="T7">SLA gaat van start (2020)</text:span></text:p>
                <text:list>
                  <text:list-item>
                    <text:p text:style-name="P8"><text:span text:style-name="T4">MySense metingen krijgen Duurzaamheid 100 toekenning,</text:span></text:p>
                  </text:list-item>
                  <text:list-item>
                    <text:p text:style-name="P8"><text:span text:style-name="T4">Gesprek met drie wethouders en milieuambtenaar: erkenning falen nulmeting LML meetstation Hoogheide, weer geen toezeggingen</text:span></text:p>
                  </text:list-item>
                  <text:list-item>
                    <text:p text:style-name="P8"><text:span text:style-name="T4">Naburige gemeente Venray initieert via RIVM metingen mbv burgers voor duur van 1 jaar: RIVM advies: meer metingen, bij veehouderijen verhoogde concentraties.</text:span></text:p>
                  </text:list-item>
                </text:list>
              </text:list-item>
              <text:list-item>
                <text:p text:style-name="P9"><text:span text:style-name="T7">Grenzeloos Meten (2023)</text:span></text:p>
                <text:list>
                  <text:list-item>
                    <text:p text:style-name="P8"><text:span text:style-name="T4">Planning Grenzeloos Meten regio: 3 gemeentes noordelijk Limburg) voor aanvankelijk 1 jaar, subsidie 400K IBP, kartrekker: Omgevingsdienst Zuid Limburg.</text:span></text:p>
                  </text:list-item>
                  <text:list-item>
                    <text:p text:style-name="P8"><text:span text:style-name="T4">Behoud de Parel ziet af van actieve deelname: geen duidelijk doel en kan alleen helpen met ophangen meetkastjes.</text:span></text:p>
                  </text:list-item>
                  <text:list-item>
                    <text:p text:style-name="P8"><text:span text:style-name="T9">Resultaat: een start en eind bijeenkomst: ‘meten om het meten’? Ee</text:span><text:span text:style-name="T4">nmaal per jaar een nieuwsbrief met overzicht acties.</text:span></text:p>
                  </text:list-item>
                  <text:list-item>
                    <text:p text:style-name="P8"><text:span text:style-name="T4">Behoud de Parel stopt met metingen: dialoog met gemeente is er niet, ondersteuning gemeente blijft uit, kosten zijn niet in in overeenstemming met doelkstellingen</text:span></text:p>
                  </text:list-item>
                </text:list>
              </text:list-item>
            </text:list>
          </draw:text-box>
        </draw:frame>
        <presentation:notes draw:style-name="dp2">
          <draw:page-thumbnail draw:style-name="gr1" draw:layer="layout" svg:width="0.001cm" svg:height="0.001cm" svg:x="0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Doel" draw:style-name="dp3" draw:master-page-name="Standaard_20_1" presentation:presentation-page-layout-name="AL1T1">
        <draw:frame draw:name="PlaceHolder 1" presentation:style-name="pr5" draw:text-style-name="P7" draw:layer="layout" svg:width="25.196cm" svg:height="1.694cm" svg:x="1.399cm" svg:y="1.094cm" presentation:class="title">
          <draw:text-box>
            <text:p text:style-name="P6"><text:span text:style-name="T10">Doel</text:span></text:p>
          </draw:text-box>
        </draw:frame>
        <draw:frame draw:name="PlaceHolder 2" presentation:style-name="pr2" draw:text-style-name="P4" draw:layer="layout" svg:width="25.196cm" svg:height="9.132cm" svg:x="1.399cm" svg:y="3.684cm" presentation:class="outline">
          <draw:text-box>
            <text:list text:style-name="L2">
              <text:list-header>
                <text:p text:style-name="P3"><text:span text:style-name="T11"/></text:p>
              </text:list-header>
            </text:list>
            <text:list text:style-name="L3">
              <text:list-item>
                <text:list>
                  <text:list-item>
                    <text:p text:style-name="P10"><text:span text:style-name="T12">Doel:</text:span></text:p>
                  </text:list-item>
                </text:list>
              </text:list-item>
            </text:list>
            <text:list text:style-name="L4">
              <text:list-item>
                <text:list>
                  <text:list-item>
                    <text:list>
                      <text:list-item>
                        <text:p text:style-name="P11"><text:span text:style-name="T6">inzicht te bieden in de luchtkwaliteit en de gezondheidseffecten daarvan, zich actief inzetten voor gezonde lucht in de gemeente, duiden en kwantificeren van effect van maatregelen door ondernemer en lokale overheid</text:span></text:p>
                      </text:list-item>
                    </text:list>
                  </text:list-item>
                  <text:list-item>
                    <text:p text:style-name="P10"><text:span text:style-name="T12">Uitgangspunten:</text:span></text:p>
                    <text:list>
                      <text:list-item>
                        <text:p text:style-name="P11"><text:span text:style-name="T6">Onafhankelijke en goed geïnformeerde aanpak van meten en analyseren</text:span></text:p>
                      </text:list-item>
                      <text:list-item>
                        <text:p text:style-name="P11"><text:span text:style-name="T6">Proactieve communicatie naar en met belanghebbenden</text:span></text:p>
                      </text:list-item>
                      <text:list-item>
                        <text:p text:style-name="P11"><text:span text:style-name="T6">Een constructieve en op kennis gebaseerde inbreng ten opzichte van beleidskwesties in gemeente, provincie en rijk</text:span></text:p>
                      </text:list-item>
                    </text:list>
                  </text:list-item>
                  <text:list-item>
                    <text:p text:style-name="P10"><text:span text:style-name="T12">Effectiviteit van aanpak</text:span></text:p>
                  </text:list-item>
                  <text:list-item>
                    <text:p text:style-name="P10"><text:span text:style-name="T12">Bewustwording bij lokale overheid, ondernemer en burger</text:span></text:p>
                  </text:list-item>
                  <text:list-item>
                    <text:p text:style-name="P10"><text:span text:style-name="T12">Ontwikkeling van low-cost meettechniek, data communicatie en opslag en data analyse</text:span></text:p>
                    <text:list>
                      <text:list-header>
                        <text:p text:style-name="P11"><text:span text:style-name="T6"/></text:p>
                      </text:list-header>
                    </text:list>
                  </text:list-item>
                </text:list>
              </text:list-item>
            </text:list>
          </draw:text-box>
        </draw:frame>
        <presentation:notes draw:style-name="dp2">
          <draw:page-thumbnail draw:style-name="gr1" draw:layer="layout" svg:width="0.001cm" svg:height="0.001cm" svg:x="0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Middelen" draw:style-name="dp3" draw:master-page-name="Standaard_20_1" presentation:presentation-page-layout-name="AL1T1">
        <draw:frame draw:name="PlaceHolder 1" presentation:style-name="pr6" draw:text-style-name="P7" draw:layer="layout" svg:width="25.196cm" svg:height="1.694cm" svg:x="1.399cm" svg:y="0.465cm" presentation:class="title" presentation:user-transformed="true">
          <draw:text-box>
            <text:p text:style-name="P6"><text:span text:style-name="T10">Middelen</text:span></text:p>
          </draw:text-box>
        </draw:frame>
        <draw:frame draw:name="PlaceHolder 2" presentation:style-name="pr2" draw:text-style-name="P4" draw:layer="layout" svg:width="25.196cm" svg:height="12.312cm" svg:x="1.301cm" svg:y="2.685cm" presentation:class="outline" presentation:user-transformed="true">
          <draw:text-box>
            <text:list text:style-name="L2">
              <text:list-item>
                <text:p text:style-name="P3"><text:span text:style-name="T12">“</text:span><text:span text:style-name="T12">MySense” (ondersteund o.a. door studenten Fontys Venlo)</text:span></text:p>
              </text:list-item>
            </text:list>
            <text:list text:style-name="L3">
              <text:list-item>
                <text:list>
                  <text:list-item>
                    <text:p text:style-name="P10"><text:span text:style-name="T13">Fijnstof (PM10, </text:span><text:span text:style-name="T14">PM2.5</text:span><text:span text:style-name="T13">, PM0.1)</text:span></text:p>
                  </text:list-item>
                </text:list>
              </text:list-item>
              <text:list-item>
                <text:p text:style-name="P3"><text:span text:style-name="T12">fijnstof</text:span></text:p>
                <text:list>
                  <text:list-item>
                    <text:p text:style-name="P12"><text:span text:style-name="T3">Fin. bijdrage MilieuDefensie, ondernemers, Fontys Lab Venlo</text:span></text:p>
                  </text:list-item>
                  <text:list-item>
                    <text:p text:style-name="P12"><text:span text:style-name="T3">Eigen Open Source (Python) software tav firmware, data verwerking, beschikbaar via github.com</text:span></text:p>
                  </text:list-item>
                  <text:list-item>
                    <text:p text:style-name="P12"><text:span text:style-name="T3">Gas sensoren blijken niet haalbaar ivm kosten, Palmes buisjes kosten te hoog, arbeidsintensief <text:s/>en te lage frequentie</text:span></text:p>
                  </text:list-item>
                </text:list>
              </text:list-item>
              <text:list-item>
                <text:p text:style-name="P3"><text:span text:style-name="T12">Analyse</text:span></text:p>
                <text:list>
                  <text:list-item>
                    <text:p text:style-name="P10"><text:span text:style-name="T3">Eigen Open Source software (github.com) gebaseerd op Python</text:span></text:p>
                  </text:list-item>
                </text:list>
              </text:list-item>
              <text:list-item>
                <text:p text:style-name="P3"><text:span text:style-name="T12">Ondersteuning</text:span></text:p>
                <text:list>
                  <text:list-item>
                    <text:p text:style-name="P12"><text:span text:style-name="T3">Door RIVM: Samen Meten Dataportaal, bijeenkomsten en Forum</text:span></text:p>
                  </text:list-item>
                  <text:list-item>
                    <text:p text:style-name="P12"><text:span text:style-name="T3">Door WHO, EU en wetenschappelijke publicaties</text:span></text:p>
                  </text:list-item>
                </text:list>
              </text:list-item>
              <text:list-item>
                <text:p text:style-name="P9"><text:span text:style-name="T12">Publicaties</text:span></text:p>
                <text:list>
                  <text:list-item>
                    <text:p text:style-name="P12"><text:span text:style-name="T12">Eigen website (2025 opgeheven) met real time metingen en informatie</text:span></text:p>
                  </text:list-item>
                  <text:list-item>
                    <text:p text:style-name="P12"><text:span text:style-name="T12">Software: https://github.com/teusH/MySense</text:span></text:p>
                  </text:list-item>
                </text:list>
              </text:list-item>
            </text:list>
            <text:p text:style-name="P13"><text:span text:style-name="T6"/></text:p>
            <text:p text:style-name="P14"><text:span text:style-name="T12"/></text:p>
          </draw:text-box>
        </draw:frame>
        <presentation:notes draw:style-name="dp2">
          <draw:page-thumbnail draw:style-name="gr1" draw:layer="layout" svg:width="0.001cm" svg:height="0.001cm" svg:x="0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Mensen" draw:style-name="dp3" draw:master-page-name="Standaard_20_1" presentation:presentation-page-layout-name="AL1T1">
        <draw:frame draw:name="PlaceHolder 1" presentation:style-name="pr7" draw:text-style-name="P7" draw:layer="layout" svg:width="25.196cm" svg:height="1.873cm" svg:x="1.399cm" svg:y="0.626cm" presentation:class="title" presentation:user-transformed="true">
          <draw:text-box>
            <text:p text:style-name="P6"><text:span text:style-name="T10">Mensen</text:span></text:p>
          </draw:text-box>
        </draw:frame>
        <draw:frame draw:name="PlaceHolder 2" presentation:style-name="pr2" draw:text-style-name="P4" draw:layer="layout" svg:width="15.197cm" svg:height="11.499cm" svg:x="1.301cm" svg:y="2.999cm" presentation:class="outline" presentation:user-transformed="true">
          <draw:text-box>
            <text:list text:style-name="L2">
              <text:list-item>
                <text:p text:style-name="P3"><text:span text:style-name="T5">Ver. Behoud de Parel</text:span></text:p>
              </text:list-item>
            </text:list>
            <text:list text:style-name="L3">
              <text:list-item>
                <text:list>
                  <text:list-item>
                    <text:p text:style-name="P12"><text:span text:style-name="T12">Kerngroep</text:span></text:p>
                  </text:list-item>
                </text:list>
              </text:list-item>
            </text:list>
            <text:list text:style-name="L4">
              <text:list-item>
                <text:list>
                  <text:list-item>
                    <text:list>
                      <text:list-item>
                        <text:p text:style-name="P8"><text:span text:style-name="T6">Verloop over de jaren van 4 naar 2 personen</text:span></text:p>
                      </text:list-item>
                      <text:list-item>
                        <text:p text:style-name="P8"><text:span text:style-name="T6">Bèta mensen en politiek geïnteresseerden</text:span></text:p>
                      </text:list-item>
                    </text:list>
                  </text:list-item>
                  <text:list-item>
                    <text:p text:style-name="P12"><text:span text:style-name="T12">Huisvesters</text:span></text:p>
                  </text:list-item>
                </text:list>
              </text:list-item>
              <text:list-item>
                <text:p text:style-name="P3"><text:span text:style-name="T5">Provincie</text:span></text:p>
                <text:list>
                  <text:list-item>
                    <text:p text:style-name="P12"><text:span text:style-name="T12">Andere groepen, coördinatie</text:span></text:p>
                  </text:list-item>
                  <text:list-item>
                    <text:p text:style-name="P12"><text:span text:style-name="T12">Politieke steun – provinciale SP</text:span></text:p>
                  </text:list-item>
                </text:list>
              </text:list-item>
              <text:list-item>
                <text:p text:style-name="P3"><text:span text:style-name="T5">Gemeente</text:span></text:p>
                <text:list>
                  <text:list-item>
                    <text:p text:style-name="P12"><text:span text:style-name="T12">Ambtenaar ‘Buitendienst’</text:span></text:p>
                  </text:list-item>
                  <text:list-item>
                    <text:p text:style-name="P12"><text:span text:style-name="T12">Gemeenteraadsleden: SP, GL-PvdA, D66</text:span></text:p>
                  </text:list-item>
                </text:list>
              </text:list-item>
              <text:list-item>
                <text:p text:style-name="P3"><text:span text:style-name="T5">Rijk</text:span></text:p>
                <text:list>
                  <text:list-item>
                    <text:p text:style-name="P12"><text:span text:style-name="T12">SLA bijeenkomsten (Participatie en ambtelijk)</text:span></text:p>
                  </text:list-item>
                  <text:list-item>
                    <text:p text:style-name="P12"><text:span text:style-name="T12">RIVM Samen Meten</text:span></text:p>
                  </text:list-item>
                </text:list>
              </text:list-item>
            </text:list>
          </draw:text-box>
        </draw:frame>
        <draw:custom-shape draw:style-name="gr2" draw:text-style-name="P17" draw:layer="layout" svg:width="8.689cm" svg:height="12.657cm" svg:x="17.998cm" svg:y="1.999cm">
          <text:p text:style-name="P15"><text:span text:style-name="T15">Communicatie</text:span></text:p>
          <text:list text:style-name="L7">
            <text:list-item>
              <text:p text:style-name="P15"><text:span text:style-name="T16">Website</text:span></text:p>
            </text:list-item>
          </text:list>
          <text:p text:style-name="P16"><text:span text:style-name="T15">Meetings</text:span></text:p>
          <text:list text:continue-numbering="true" text:style-name="L7">
            <text:list-item>
              <text:p text:style-name="P15"><text:span text:style-name="T16">SLA Participatie dagen</text:span></text:p>
            </text:list-item>
            <text:list-item>
              <text:p text:style-name="P15"><text:span text:style-name="T16">Koppelting/Meetkoppel Amersfoort</text:span></text:p>
            </text:list-item>
            <text:list-item>
              <text:p text:style-name="P15"><text:span text:style-name="T16">Gemeenteraad: inspreken</text:span></text:p>
            </text:list-item>
            <text:list-item>
              <text:p text:style-name="P15"><text:span text:style-name="T16">Centrum Veehouderij en Gezondheid</text:span></text:p>
            </text:list-item>
            <text:list-item>
              <text:p text:style-name="P15"><text:span text:style-name="T16">Presentaties de Waag Society</text:span></text:p>
              <text:p text:style-name="P15"><text:span text:style-name="T16">RIVM Samen Meten, Meetkoppel</text:span></text:p>
            </text:list-item>
            <text:list-item>
              <text:p text:style-name="P15"><text:span text:style-name="T16">Sporadische gesprekken met ambtenaar Buitendienst</text:span></text:p>
            </text:list-item>
            <text:list-item>
              <text:p text:style-name="P15"><text:span text:style-name="T16">Gesprekken met fractie vertegenwoordigers gemeenteraad</text:span></text:p>
            </text:list-item>
            <text:list-item>
              <text:p text:style-name="P15"><text:span text:style-name="T16">Gesprekken met Omgevingsdienst Zuid Limburg</text:span></text:p>
            </text:list-item>
            <text:list-item>
              <text:p text:style-name="P15"><text:span text:style-name="T16">Gesprekken met Samen Meten team RIVM</text:span></text:p>
            </text:list-item>
            <text:list-item>
              <text:p text:style-name="P15"><text:span text:style-name="T16">Interacties met Meet je Stad, HLL, e.a.</text:span></text:p>
            </text:list-item>
          </text:list>
          <text:p text:style-name="P16"><text:span text:style-name="T17">Volgen</text:span></text:p>
          <text:list text:style-name="L8">
            <text:list-item>
              <text:p text:style-name="P15"><text:span text:style-name="T18">Ontwikkelingen WHO, EU</text:span></text:p>
            </text:list-item>
            <text:list-item>
              <text:p text:style-name="P15"><text:span text:style-name="T18">Andere initiatieven en projecten</text:span></text:p>
            </text:list-item>
          </text:list>
          <text:p text:style-name="P16"><text:span text:style-name="T15">Ondersteuning aan</text:span></text:p>
          <text:list text:style-name="L9">
            <text:list-item>
              <text:p text:style-name="P15"><text:span text:style-name="T19"><text:s/></text:span><text:span text:style-name="T19">initiatief St. Anthonis (Land van Cuijk)</text:span></text:p>
            </text:list-item>
          </text:list>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0.001cm" svg:height="0.001cm" svg:x="0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Resultaten" draw:style-name="dp3" draw:master-page-name="Standaard_20_1" presentation:presentation-page-layout-name="AL1T1">
        <draw:frame draw:name="PlaceHolder 1" presentation:style-name="pr7" draw:text-style-name="P7" draw:layer="layout" svg:width="25.196cm" svg:height="1.873cm" svg:x="1.399cm" svg:y="0.626cm" presentation:class="title" presentation:user-transformed="true">
          <draw:text-box>
            <text:p text:style-name="P6"><text:span text:style-name="T10">Positieve Resultaten</text:span></text:p>
          </draw:text-box>
        </draw:frame>
        <draw:frame draw:name="PlaceHolder 2" presentation:style-name="pr2" draw:text-style-name="P23" draw:layer="layout" svg:width="25.196cm" svg:height="12.313cm" svg:x="1.399cm" svg:y="2.684cm" presentation:class="outline" presentation:user-transformed="true">
          <draw:text-box>
            <text:list text:style-name="L2">
              <text:list-item>
                <text:p text:style-name="P18"><text:span text:style-name="T20">Wetenschappelijk</text:span><text:span text:style-name="T21">:</text:span></text:p>
              </text:list-item>
            </text:list>
            <text:list text:style-name="L3">
              <text:list-item>
                <text:list>
                  <text:list-item>
                    <text:p text:style-name="P19"><text:span text:style-name="T21">Invloed weer en seizoen op luchtkwaliteit (wind, menglaag)</text:span></text:p>
                  </text:list-item>
                  <text:list-item>
                    <text:p text:style-name="P19"><text:span text:style-name="T21">Vraagtekens kalibratie</text:span></text:p>
                  </text:list-item>
                  <text:list-item>
                    <text:p text:style-name="P19"><text:span text:style-name="T21">Stabiliteit metingen</text:span></text:p>
                  </text:list-item>
                  <text:list-item>
                    <text:p text:style-name="P19"><text:span text:style-name="T21">Analyse software</text:span></text:p>
                  </text:list-item>
                  <text:list-item>
                    <text:p text:style-name="P19"><text:span text:style-name="T21">Ontwikkeling low-cost meettechniek en data management</text:span></text:p>
                  </text:list-item>
                </text:list>
              </text:list-item>
              <text:list-item>
                <text:p text:style-name="P18"><text:span text:style-name="T20">Politiek</text:span><text:span text:style-name="T21">:</text:span></text:p>
                <text:list>
                  <text:list-item>
                    <text:p text:style-name="P20"><text:span text:style-name="T21">Bewustwording</text:span></text:p>
                  </text:list-item>
                </text:list>
              </text:list-item>
            </text:list>
            <text:list text:style-name="L4">
              <text:list-item>
                <text:list>
                  <text:list-item>
                    <text:list>
                      <text:list-item>
                        <text:p text:style-name="P21"><text:span text:style-name="T21">Inspreken Raad</text:span></text:p>
                      </text:list-item>
                    </text:list>
                  </text:list-item>
                </text:list>
              </text:list-item>
              <text:list-item>
                <text:p text:style-name="P18"><text:span text:style-name="T20">Verspreiding</text:span><text:span text:style-name="T21">:</text:span></text:p>
                <text:list>
                  <text:list-item>
                    <text:p text:style-name="P22"><text:span text:style-name="T21">Presentaties, rapportages, website: zie oa </text:span><text:span text:style-name="T21"><text:a xlink:href="https://github.com/teusH/MySense/reports/" xlink:type="simple">https://github.com/teusH/MySense/reports/</text:a></text:span></text:p>
                  </text:list-item>
                  <text:list-item>
                    <text:p text:style-name="P22"><text:span text:style-name="T21">Ondersteuning en samenwerkinmg vanaf 2018 tot 2026 luchtkwaliteits metingen in St. Anthonis met stichting Burgerwetenschappers Land van Cuijk (opgeheven in jan. 2026)</text:span></text:p>
                  </text:list-item>
                </text:list>
              </text:list-item>
            </text:list>
            <text:list text:style-name="L10">
              <text:list-item>
                <text:list>
                  <text:list-header>
                    <text:p text:style-name="P20"><text:span text:style-name="T22"/></text:p>
                  </text:list-header>
                </text:list>
              </text:list-item>
            </text:list>
          </draw:text-box>
        </draw:frame>
        <presentation:notes draw:style-name="dp2">
          <draw:page-thumbnail draw:style-name="gr1" draw:layer="layout" svg:width="0.001cm" svg:height="0.001cm" svg:x="0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Einde verhaal" draw:style-name="dp3" draw:master-page-name="Standaard_20_1" presentation:presentation-page-layout-name="AL1T1">
        <draw:frame draw:name="PlaceHolder 1" presentation:style-name="pr8" draw:text-style-name="P7" draw:layer="layout" svg:width="25.196cm" svg:height="2.63cm" svg:x="1.399cm" svg:y="0.626cm" presentation:class="title" presentation:user-transformed="true">
          <draw:text-box>
            <text:p text:style-name="P6"><text:span text:style-name="T10">Einde verhaal</text:span></text:p>
          </draw:text-box>
        </draw:frame>
        <draw:frame draw:name="PlaceHolder 2" presentation:style-name="pr2" draw:text-style-name="P4" draw:layer="layout" svg:width="25.196cm" svg:height="8.814cm" svg:x="1.399cm" svg:y="3.684cm" presentation:class="outline" presentation:user-transformed="true">
          <draw:text-box>
            <text:list text:style-name="L2">
              <text:list-item>
                <text:p text:style-name="P3"><text:span text:style-name="T4">Februari 2023</text:span></text:p>
              </text:list-item>
            </text:list>
            <text:list text:style-name="L3">
              <text:list-item>
                <text:list>
                  <text:list-item>
                    <text:p text:style-name="P10"><text:span text:style-name="T12">Ver. Behoud de Parel neemt afstand van lokale overheid ivm uitblijven dialoog, meewerking, niet nagekomen beloftes van ondersteuning, en te vage doelstelling</text:span></text:p>
                  </text:list-item>
                </text:list>
              </text:list-item>
            </text:list>
            <text:list text:style-name="L4">
              <text:list-item>
                <text:list>
                  <text:list-item>
                    <text:p text:style-name="P10"><text:span text:style-name="T12">Blijft achter: IT-er (website ontwikkelaar); verbindingsman met huisvesters; twee meer politiek geïnteresseerden (connectie gemeentehuis)</text:span></text:p>
                  </text:list-item>
                </text:list>
              </text:list-item>
              <text:list-item>
                <text:p text:style-name="P3"><text:span text:style-name="T4">April 2025</text:span></text:p>
                <text:list>
                  <text:list-item>
                    <text:p text:style-name="P10"><text:span text:style-name="T12">Einde verhaal</text:span></text:p>
                  </text:list-item>
                  <text:list-item>
                    <text:p text:style-name="P10"><text:span text:style-name="T12">Website Behoud de Parel met fijnstof metingen en informatie opgeheven</text:span></text:p>
                  </text:list-item>
                </text:list>
              </text:list-item>
              <text:list-item>
                <text:p text:style-name="P9"><text:span text:style-name="T12">Maart 2026</text:span></text:p>
                <text:list>
                  <text:list-item>
                    <text:p text:style-name="P9"><text:span text:style-name="T12">Meetkastjes losgekoppeld, data afhandeling wordt volledig gestopt. Meetstations over te dragen naar andere initiatieven?</text:span></text:p>
                    <text:p text:style-name="P10"><text:span text:style-name="T12"/></text:p>
                  </text:list-item>
                </text:list>
              </text:list-item>
            </text:list>
          </draw:text-box>
        </draw:frame>
        <presentation:notes draw:style-name="dp2">
          <draw:page-thumbnail draw:style-name="gr1" draw:layer="layout" svg:width="0.001cm" svg:height="0.001cm" svg:x="0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Wil" draw:style-name="dp3" draw:master-page-name="Standaard_20_1" presentation:presentation-page-layout-name="AL1T1">
        <draw:frame draw:name="PlaceHolder 1" presentation:style-name="pr6" draw:text-style-name="P7" draw:layer="layout" svg:width="25.196cm" svg:height="1.694cm" svg:x="1.399cm" svg:y="0.466cm" presentation:class="title" presentation:user-transformed="true">
          <draw:text-box>
            <text:p text:style-name="P6"><text:span text:style-name="T10">Wil</text:span></text:p>
          </draw:text-box>
        </draw:frame>
        <draw:frame draw:name="PlaceHolder 2" presentation:style-name="pr2" draw:text-style-name="P4" draw:layer="layout" svg:width="25.196cm" svg:height="12.312cm" svg:x="1.499cm" svg:y="2.685cm" presentation:class="outline" presentation:user-transformed="true">
          <draw:text-box>
            <text:list text:style-name="L2">
              <text:list-item>
                <text:p text:style-name="P3"><text:span text:style-name="T4">Continuïteit</text:span></text:p>
              </text:list-item>
            </text:list>
            <text:list text:style-name="L3">
              <text:list-item>
                <text:list>
                  <text:list-item>
                    <text:p text:style-name="P12"><text:span text:style-name="T12">Verantwoordelijke ambtenaar tav luchtkwaliteit onduidelijk</text:span></text:p>
                  </text:list-item>
                  <text:list-item>
                    <text:p text:style-name="P12"><text:span text:style-name="T12">Gemeentelijke draagvlak gaat jaarlijks over naar keur van andere gemeentes </text:span></text:p>
                  </text:list-item>
                </text:list>
              </text:list-item>
            </text:list>
            <text:list text:style-name="L10">
              <text:list-item>
                <text:list>
                  <text:list-item>
                    <text:p text:style-name="P12"><text:span text:style-name="T12">Aandachtsgebied vereniging verschuift nav opheffen van grote veehouderij ivm Natura2000 subsidie regeling</text:span></text:p>
                  </text:list-item>
                </text:list>
              </text:list-item>
              <text:list-item>
                <text:p text:style-name="P3"><text:span text:style-name="T4">Resultaten</text:span></text:p>
                <text:list>
                  <text:list-item>
                    <text:p text:style-name="P12"><text:span text:style-name="T12">Metingen niet merkbaar gebruikt in beslissingen</text:span></text:p>
                  </text:list-item>
                  <text:list-item>
                    <text:p text:style-name="P12"><text:span text:style-name="T12">Geen coördinatie metingen met gemeente (doelstelling vaag of onduidelijk)</text:span></text:p>
                  </text:list-item>
                  <text:list-item>
                    <text:p text:style-name="P12"><text:span text:style-name="T12">Ontbreken van werkzame dialoog en interesse bij gemeente</text:span></text:p>
                  </text:list-item>
                </text:list>
              </text:list-item>
              <text:list-item>
                <text:p text:style-name="P3"><text:span text:style-name="T4">Complexiteit</text:span></text:p>
                <text:list>
                  <text:list-item>
                    <text:p text:style-name="P12"><text:span text:style-name="T12">Stabiliteit apparatuur en kalibratie (onvoldoende nauwkeurig voor de gemeente) </text:span></text:p>
                  </text:list-item>
                  <text:list-item>
                    <text:p text:style-name="P12"><text:span text:style-name="T12">Commerciële apparatuur vervangt de zelfbouw (gesloten techniek is minder interessant voor CStists)</text:span></text:p>
                  </text:list-item>
                  <text:list-item>
                    <text:p text:style-name="P12"><text:span text:style-name="T12">Eigen analysesoftware telkens meer flexibel en daardoor moeilijker aan te sturen</text:span></text:p>
                    <text:list>
                      <text:list-item>
                        <text:p text:style-name="P9"><text:span text:style-name="T12">Learning curve is hoog</text:span></text:p>
                      </text:list-item>
                    </text:list>
                  </text:list-item>
                  <text:list-item>
                    <text:p text:style-name="P12"><text:span text:style-name="T12">Veelheid van relaties die moeten worden onderhouden is te groot</text:span></text:p>
                    <text:list>
                      <text:list-item>
                        <text:p text:style-name="P9"><text:span text:style-name="T12">De getallen die bij de gemeente ‘aanslaan’ komen is de ervaring komen alleen van rapporten van instituties</text:span></text:p>
                      </text:list-item>
                    </text:list>
                  </text:list-item>
                </text:list>
              </text:list-item>
              <text:list-item>
                <text:p text:style-name="P9"><text:span text:style-name="T12">TIJD!</text:span></text:p>
                <text:list>
                  <text:list-item>
                    <text:p text:style-name="P9"><text:span text:style-name="T12">Teveel aanspraak aanspraak op de inzet van te weinig personen en schaarse middelen</text:span></text:p>
                  </text:list-item>
                </text:list>
              </text:list-item>
            </text:list>
          </draw:text-box>
        </draw:frame>
        <presentation:notes draw:style-name="dp2">
          <draw:page-thumbnail draw:style-name="gr1" draw:layer="layout" svg:width="0.001cm" svg:height="0.001cm" svg:x="0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Standaard_20_1" presentation:presentation-page-layout-name="AL1T1">
        <draw:frame presentation:style-name="pr9" draw:text-style-name="P25" draw:layer="layout" svg:width="25.196cm" svg:height="1.576cm" svg:x="1.399cm" svg:y="0.997cm" presentation:class="title" presentation:user-transformed="true">
          <draw:text-box>
            <text:p text:style-name="P24"><text:span text:style-name="T23">Conclusie</text:span></text:p>
          </draw:text-box>
        </draw:frame>
        <draw:frame presentation:style-name="pr10" draw:layer="layout" svg:width="25.598cm" svg:height="8.314cm" svg:x="1.399cm" svg:y="3.684cm" presentation:class="outline" presentation:user-transformed="true">
          <draw:text-box>
            <text:list text:style-name="L5">
              <text:list-item>
                <text:p><text:span text:style-name="T24">Doel <text:s text:c="18"/>te ambitieus?</text:span></text:p>
              </text:list-item>
              <text:list-item>
                <text:p><text:span text:style-name="T24">Middelen <text:s text:c="11"/>OK, steeds beter: nog veel in ontwikkeling</text:span></text:p>
              </text:list-item>
              <text:list-item>
                <text:p><text:span text:style-name="T24">Mensen <text:s text:c="13"/>veel relaties t.o.v. kerngroep</text:span></text:p>
              </text:list-item>
              <text:list-item>
                <text:p><text:span text:style-name="T24">Wil <text:s text:c="21"/>resultaat niet evenredig met de moeite</text:span><text:span text:style-name="T24"><text:line-break/></text:span><text:span text:style-name="T24"> <text:s text:c="26"/>complexiteit neemt teveel toe</text:span></text:p>
                <text:p><text:span text:style-name="T24"><text:s text:c="27"/></text:span><text:span text:style-name="T24">motivatie ebt weg</text:span></text:p>
                <text:p><text:span text:style-name="T24"><text:s text:c="27"/></text:span><text:span text:style-name="T24">het glas blijft half vol?</text:span></text:p>
              </text:list-item>
            </text:list>
          </draw:text-box>
        </draw:frame>
        <presentation:notes draw:style-name="dp2">
          <draw:page-thumbnail draw:style-name="gr1" draw:layer="layout" svg:width="0.001cm" svg:height="0.001cm" svg:x="0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3" draw:master-page-name="Standaard_20_1" presentation:presentation-page-layout-name="AL1T1">
        <draw:frame presentation:style-name="pr11" draw:text-style-name="P27" draw:layer="layout" svg:width="25.196cm" svg:height="2.601cm" svg:x="1.399cm" svg:y="0.639cm" presentation:class="title" presentation:user-transformed="true">
          <draw:text-box>
            <text:p text:style-name="P26"><text:span text:style-name="T23">Leesvoer</text:span><text:span text:style-name="T25"><text:line-break/></text:span><text:span text:style-name="T26">de vele details, een selectie</text:span></text:p>
          </draw:text-box>
        </draw:frame>
        <draw:frame presentation:style-name="pr10" draw:layer="layout" svg:width="25.196cm" svg:height="10.814cm" svg:x="1.399cm" svg:y="3.684cm" presentation:class="outline" presentation:user-transformed="true">
          <draw:text-box>
            <text:list text:style-name="L5">
              <text:list-item>
                <text:p><text:a xlink:href="https://github.com/teusH/MySense/blob/master/reports/20170630-MySense-RIVM_Utrecht.pdf" xlink:type="simple">Meten tussen de varkens en kippen</text:a><text:s/>(juni 2017, presentatie bij RIVM)</text:p>
              </text:list-item>
              <text:list-item>
                <text:p><text:a xlink:href="https://github.com/teusH/MySense/blob/master/reports/20210706-KennisCentrum_CitizenScience-Veeteelt-Hagen.pdf" xlink:type="simple">Meten rond een groot open kippenhok</text:a><text:s/>(juli 2021, Kenniscentrum presentatie)</text:p>
              </text:list-item>
              <text:list-item>
                <text:p><text:a xlink:href="https://github.com/teusH/MySense/blob/master/reports/Samen%20meten%20aan%20luchtkwaliteit%20_%20Behoud%20de%20Parel.pdf" xlink:type="simple">Overzicht van Samen Meten in Horst ad Maas</text:a><text:s/>(juni 2020, web pagina)</text:p>
              </text:list-item>
              <text:list-item>
                <text:p><text:a xlink:href="https://github.com/teusH/MySense/blob/master/reports/Low-Cost%20Stations%20een%20warenonderzoek%20-%20V1.1.pdf" xlink:type="simple">Low-cost meetstations een warenonderzoek</text:a><text:s/>(maart 2025, rapport)</text:p>
              </text:list-item>
              <text:list-item>
                <text:p><text:a xlink:href="https://github.com/teusH/MySense/blob/master/reports/Samen%20meten%20aan%20luchtkwaliteit%20_%20Behoud%20de%20Parel.pdf" xlink:type="simple">Luchtkwaliteit meten: werkkader en organisatie structuur en ervaringen</text:a><text:s/>(sept 2023, notitie)</text:p>
              </text:list-item>
              <text:list-item>
                <text:p><text:a xlink:href="https://github.com/teusH/MySense/blob/master/reports/OverzichtMetingen%20BWLvC2019-2020.pdf" xlink:type="simple">Overzicht van luchtkwaliteitsmetingen regio St. Anthonis</text:a><text:s/>(ZO-Brabant) (juli 2022, rapport)</text:p>
              </text:list-item>
              <text:list-item>
                <text:p><text:a xlink:href="https://github.com/teusH/MySense/blob/master/reports/20230601-WAR-luchtkwaliteit-meten-leerschool-Teus-16X10-final.pdf" xlink:type="simple">Luchtkwaliteit meten een leerschool</text:a><text:s/>(juni 2023, Meetkoppel presentatie)</text:p>
              </text:list-item>
              <text:list-item>
                <text:p><text:a xlink:href="https://github.com/teusH/MySense/blob/master/reports/3JaarMetenInAgrRegioWatNu.pdf" xlink:type="simple">3 jaar meten in een agrarische omgeving</text:a><text:s/>(sept 2022, rapport)</text:p>
              </text:list-item>
              <text:list-item>
                <text:p><text:a xlink:href="https://github.com/teusH/MySense/blob/master/reports/Tijdslijn%202011-2023%20luchtkwaliteitsmetingen%20Behoud%20de%20Parel%20_%20Behoud%20de%20Parel.pdf" xlink:type="simple">Histories overzicht luchtkwaliteit meten mbt lokale overheid</text:a><text:s/>(2011-2023, web pagina)</text:p>
              </text:list-item>
              <text:list-item>
                <text:p><text:a xlink:href="https://github.com/teusH/MySense/" xlink:type="simple">(Open Source) embedded firmware, data afhandeling-, datacom en data-analyse software en documentatie</text:a><text:s/>(github.com)</text:p>
              </text:list-item>
            </text:list>
          </draw:text-box>
        </draw:frame>
        <presentation:notes draw:style-name="dp2">
          <draw:page-thumbnail draw:style-name="gr1" draw:layer="layout" svg:width="0.001cm" svg:height="0.001cm" svg:x="0cm" svg:y="2.257cm" draw:page-number="10" presentation:class="page"/>
          <draw:frame presentation:style-name="pr1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draw:gradient draw:name="Blauw_20_gevuld" draw:display-name="Blauw gevuld"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Geel_20_gevuld" draw:display-name="Geel gevuld"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evul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Groen_20_gevuld" draw:display-name="Groen gevul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Rood_20_gevuld" draw:display-name="Rood gevul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loext:opacity="100%"/>
    </style:style>
    <style:style style:name="Filled_20_Green" style:display-name="Filled Green" style:family="graphic" style:parent-style-name="Filled">
      <style:graphic-properties draw:fill-gradient-name="Groen_20_gevul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loext:opacity="100%"/>
    </style:style>
    <style:style style:name="Filled_20_Yellow" style:display-name="Filled Yellow" style:family="graphic" style:parent-style-name="Filled">
      <style:graphic-properties draw:fill-gradient-name="Geel_20_gevul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ard-background" style:family="presentation">
      <style:graphic-properties draw:stroke="none" draw:fill="none"/>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false" style:shrink-to-fit="true">
        <text:list-style style:name="Standa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outline3" style:family="presentation" style:parent-style-name="Standa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outline4" style:family="presentation" style:parent-style-name="Standa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outline5" style:family="presentation" style:parent-style-name="Standaard-outline4">
      <style:paragraph-properties fo:margin-top="0.1cm" fo:margin-bottom="0cm"/>
      <style:text-properties fo:font-size="20pt" style:font-size-asian="20pt" style:font-size-complex="20pt"/>
    </style:style>
    <style:style style:name="Standaard-outline6" style:family="presentation" style:parent-style-name="Standaard-outline5">
      <style:paragraph-properties fo:margin-top="0.1cm" fo:margin-bottom="0cm"/>
      <style:text-properties fo:font-size="20pt" style:font-size-asian="20pt" style:font-size-complex="20pt"/>
    </style:style>
    <style:style style:name="Standaard-outline7" style:family="presentation" style:parent-style-name="Standaard-outline6">
      <style:paragraph-properties fo:margin-top="0.1cm" fo:margin-bottom="0cm"/>
      <style:text-properties fo:font-size="20pt" style:font-size-asian="20pt" style:font-size-complex="20pt"/>
    </style:style>
    <style:style style:name="Standaard-outline8" style:family="presentation" style:parent-style-name="Standaard-outline7">
      <style:paragraph-properties fo:margin-top="0.1cm" fo:margin-bottom="0cm"/>
      <style:text-properties fo:font-size="20pt" style:font-size-asian="20pt" style:font-size-complex="20pt"/>
    </style:style>
    <style:style style:name="Standaard-outline9" style:family="presentation" style:parent-style-name="Standaard-outline8">
      <style:paragraph-properties fo:margin-top="0.1cm" fo:margin-bottom="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20_1-background" style:display-name="Standaard 1-background" style:family="presentation">
      <style:graphic-properties draw:stroke="none" draw:fill="none"/>
      <style:text-properties style:letter-kerning="true"/>
    </style:style>
    <style:style style:name="Standaard_20_1-backgroundobjects" style:display-name="Standaard 1-backgroundobjects" style:family="presentation">
      <style:graphic-properties draw:textarea-horizontal-align="justify" draw:shadow="hidden" draw:shadow-offset-x="0.2cm" draw:shadow-offset-y="0.2cm" draw:shadow-color="#808080"/>
      <style:text-properties style:letter-kerning="true"/>
    </style:style>
    <style:style style:name="Standaard_20_1-notes" style:display-name="Standaard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_20_1-outline1" style:display-name="Standaard 1-outline1" style:family="presentation">
      <style:graphic-properties draw:stroke="none" draw:fill="none" draw:auto-grow-height="false" draw:fit-to-size="false" style:shrink-to-fit="true">
        <text:list-style style:name="Standaard_20_1-outline1" style:display-name="Standaard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1-outline2" style:display-name="Standaard 1-outline2" style:family="presentation" style:parent-style-name="Standaard_20_1-outline1">
      <style:paragraph-properties fo:margin-left="0cm" fo:margin-right="0cm" fo:margin-top="0.399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_20_1-outline3" style:display-name="Standaard 1-outline3" style:family="presentation" style:parent-style-name="Standaard_20_1-outline2">
      <style:paragraph-properties fo:margin-left="0cm" fo:margin-right="0cm" fo:margin-top="0.299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_20_1-outline4" style:display-name="Standaard 1-outline4" style:family="presentation" style:parent-style-name="Standaard_20_1-outline3">
      <style:paragraph-properties fo:margin-left="0cm" fo:margin-right="0cm" fo:margin-top="0.199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_20_1-outline5" style:display-name="Standaard 1-outline5" style:family="presentation" style:parent-style-name="Standaard_20_1-outline4">
      <style:paragraph-properties fo:margin-left="0cm" fo:margin-right="0cm" fo:margin-top="0.099cm" fo:margin-bottom="0cm" fo:text-indent="0cm"/>
      <style:text-properties fo:font-size="20pt" style:font-size-asian="20pt" style:font-size-complex="20pt"/>
    </style:style>
    <style:style style:name="Standaard_20_1-outline6" style:display-name="Standaard 1-outline6" style:family="presentation" style:parent-style-name="Standaard_20_1-outline5">
      <style:paragraph-properties fo:margin-left="0cm" fo:margin-right="0cm" fo:margin-top="0.099cm" fo:margin-bottom="0cm" fo:text-indent="0cm"/>
      <style:text-properties fo:font-size="20pt" style:font-size-asian="20pt" style:font-size-complex="20pt"/>
    </style:style>
    <style:style style:name="Standaard_20_1-outline7" style:display-name="Standaard 1-outline7" style:family="presentation" style:parent-style-name="Standaard_20_1-outline6">
      <style:paragraph-properties fo:margin-left="0cm" fo:margin-right="0cm" fo:margin-top="0.099cm" fo:margin-bottom="0cm" fo:text-indent="0cm"/>
      <style:text-properties fo:font-size="20pt" style:font-size-asian="20pt" style:font-size-complex="20pt"/>
    </style:style>
    <style:style style:name="Standaard_20_1-outline8" style:display-name="Standaard 1-outline8" style:family="presentation" style:parent-style-name="Standaard_20_1-outline7">
      <style:paragraph-properties fo:margin-left="0cm" fo:margin-right="0cm" fo:margin-top="0.099cm" fo:margin-bottom="0cm" fo:text-indent="0cm"/>
      <style:text-properties fo:font-size="20pt" style:font-size-asian="20pt" style:font-size-complex="20pt"/>
    </style:style>
    <style:style style:name="Standaard_20_1-outline9" style:display-name="Standaard 1-outline9" style:family="presentation" style:parent-style-name="Standaard_20_1-outline8">
      <style:paragraph-properties fo:margin-left="0cm" fo:margin-right="0cm" fo:margin-top="0.099cm" fo:margin-bottom="0cm" fo:text-indent="0cm"/>
      <style:text-properties fo:font-size="20pt" style:font-size-asian="20pt" style:font-size-complex="20pt"/>
    </style:style>
    <style:style style:name="Standaard_20_1-subtitle" style:display-name="Standaard 1-subtitle" style:family="presentation">
      <style:graphic-properties draw:stroke="none" draw:fill="none" draw:textarea-vertical-align="middle">
        <text:list-style style:name="Standaard_20_1-subtitle" style:display-name="Standaard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1-title" style:display-name="Standaard 1-title" style:family="presentation">
      <style:graphic-properties draw:stroke="none" draw:fill="none" draw:textarea-vertical-align="middle">
        <text:list-style style:name="Standaard_20_1-title" style:display-name="Standaard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ard-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 style:family="presentation" style:parent-style-name="Standa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ard-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ard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5" style:family="presentation" style:parent-style-name="Standaard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ard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4pt" style:font-size-asian="14pt" style:font-size-complex="14pt"/>
    </style:style>
    <style:style style:name="MP8"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nl" fo:country="NL"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laceHolder 1" presentation:style-name="Standaard-title" draw:layer="backgroundobjects" svg:width="25.196cm" svg:height="0.763cm" svg:x="1.399cm" svg:y="1.559cm" presentation:class="title" presentation:placeholder="true" presentation:user-transformed="true">
        <draw:text-box/>
      </draw:frame>
      <draw:frame draw:name="PlaceHolder 3" presentation:style-name="Mpr1" draw:text-style-name="MP6" draw:layer="backgroundobjects" svg:width="8.873cm" svg:height="1.084cm" svg:x="9.575cm" svg:y="14.346cm" presentation:class="footer" presentation:user-transformed="true">
        <draw:text-box>
          <text:p text:style-name="MP5"><text:span text:style-name="MT2">Casus MySense / Horst ad Maas</text:span></text:p>
        </draw:text-box>
      </draw:frame>
      <draw:frame draw:name="PlaceHolder 4" presentation:style-name="Mpr1" draw:text-style-name="MP6" draw:layer="backgroundobjects" svg:width="6.522cm" svg:height="1.084cm" svg:x="20.074cm" svg:y="14.346cm" presentation:class="page-number" presentation:user-transformed="true">
        <draw:text-box>
          <text:p text:style-name="MP7"><text:span text:style-name="MT2"><text:page-number>&lt;nummer&gt;</text:page-number></text:span></text:p>
        </draw:text-box>
      </draw:frame>
      <draw:frame draw:name="PlaceHolder 5" presentation:style-name="Mpr1" draw:text-style-name="MP6" draw:layer="backgroundobjects" svg:width="6.522cm" svg:height="1.084cm" svg:x="1.399cm" svg:y="14.346cm" presentation:class="date-time" presentation:user-transformed="true">
        <draw:text-box>
          <text:p text:style-name="MP8"><text:span text:style-name="MT1"><presentation:date-time/></text:span></text:p>
        </draw:text-box>
      </draw:frame>
      <draw:frame presentation:style-name="Standaard-outline1" draw:layer="backgroundobjects" svg:width="25.199cm" svg:height="9.134cm" svg:x="1.4cm" svg:y="3.685cm" presentation:class="outline" presentation:placeholder="true">
        <draw:text-box/>
      </draw:frame>
      <presentation:notes style:page-layout-name="PM0">
        <draw:page-thumbnail presentation:style-name="Standaard-title" draw:layer="backgroundobjects" svg:width="19.798cm" svg:height="11.136cm" svg:x="0.6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ard_20_1" style:display-name="Standaard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laceHolder 1" presentation:style-name="Standaard_20_1-title" draw:layer="backgroundobjects" svg:width="25.196cm" svg:height="0.763cm" svg:x="1.399cm" svg:y="1.559cm" presentation:class="title" presentation:placeholder="true" presentation:user-transformed="true">
        <draw:text-box/>
      </draw:frame>
      <draw:frame draw:name="PlaceHolder 2" presentation:style-name="Standaard_20_1-outline1" draw:layer="backgroundobjects" svg:width="25.196cm" svg:height="9.132cm" svg:x="1.399cm" svg:y="3.684cm" presentation:class="outline" presentation:placeholder="true" presentation:user-transformed="true">
        <draw:text-box/>
      </draw:frame>
      <draw:frame draw:name="PlaceHolder 3" presentation:style-name="Mpr4" draw:text-style-name="MP6" draw:layer="backgroundobjects" svg:width="10.423cm" svg:height="1.084cm" svg:x="8.575cm" svg:y="14.414cm" presentation:class="footer" presentation:user-transformed="true">
        <draw:text-box>
          <text:p text:style-name="MP5"><text:span text:style-name="MT2">SLA Brandbrief casus MySense / Horst ad Maas</text:span></text:p>
        </draw:text-box>
      </draw:frame>
      <draw:frame draw:name="PlaceHolder 4" presentation:style-name="Mpr4" draw:text-style-name="MP6" draw:layer="backgroundobjects" svg:width="6.522cm" svg:height="1.084cm" svg:x="20.074cm" svg:y="14.346cm" presentation:class="page-number" presentation:user-transformed="true">
        <draw:text-box>
          <text:p text:style-name="MP7"><text:span text:style-name="MT2"><text:page-number>&lt;nummer&gt;</text:page-number></text:span></text:p>
        </draw:text-box>
      </draw:frame>
      <draw:frame draw:name="PlaceHolder 5" presentation:style-name="Mpr4" draw:text-style-name="MP6" draw:layer="backgroundobjects" svg:width="6.522cm" svg:height="1.084cm" svg:x="1.399cm" svg:y="14.346cm" presentation:class="date-time" presentation:user-transformed="true">
        <draw:text-box>
          <text:p text:style-name="MP8"><text:span text:style-name="MT1">maart 2026</text:span></text:p>
        </draw:text-box>
      </draw:frame>
      <presentation:notes style:page-layout-name="PM0">
        <draw:page-thumbnail presentation:style-name="Standaard_20_1-title" draw:layer="backgroundobjects" svg:width="0.001cm" svg:height="0.001cm" svg:x="0cm" svg:y="2.257cm" presentation:class="page"/>
        <draw:frame presentation:style-name="Standaard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8T09:31:10</meta:creation-date>
    <meta:initial-creator>Frans Kets</meta:initial-creator>
    <dc:language>nl-NL</dc:language>
    <meta:print-date>2026-03-08T14:06:28</meta:print-date>
    <dc:date>2026-03-18T16:16:11.513499245</dc:date>
    <meta:editing-cycles>12</meta:editing-cycles>
    <meta:editing-duration>PT1H3S</meta:editing-duration>
    <meta:generator>LibreOffice/24.2.7.2$Linux_X86_64 LibreOffice_project/420$Build-2</meta:generator>
    <dc:description>Casus beschrijving gemeente Horst ad Maas 
Meetinitiatief MySense van ver. Behoud de Parel
auteur: Teus Hagen &lt;teus@theunis.org&gt;, Grubbenvorst</dc:description>
    <dc:subject>geschiedenis, doel, middelen, mensen, resultaten, wil luchtmetingen initiatief Horst ad Maas</dc:subject>
    <dc:title>Navelstaren MySense geschiedenis</dc:title>
    <meta:keyword>luchtkwaliteitsmetingen</meta:keyword>
    <meta:keyword>citizen science</meta:keyword>
    <meta:keyword>Samen Meten</meta:keyword>
    <dc:relation>SLA Brandbrief van 5 nov 2025</dc:relation>
    <dc:relation>citizen science</dc:relation>
    <dc:contributor>Frans Kets</dc:contributor>
    <meta:document-statistic meta:object-count="73"/>
    <meta:user-defined meta:name="AppVersion">15.0000</meta:user-defined>
  </office:meta>
</office:document-meta>
</file>